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4927" officeooo:paragraph-rsid="00044927"/>
    </style:style>
    <style:style style:name="P2" style:family="paragraph" style:parent-style-name="Standard">
      <style:text-properties officeooo:rsid="00044927" officeooo:paragraph-rsid="0007f181"/>
    </style:style>
    <style:style style:name="P3" style:family="paragraph" style:parent-style-name="Standard">
      <style:text-properties officeooo:rsid="00044927" officeooo:paragraph-rsid="0007f7fd"/>
    </style:style>
    <style:style style:name="P4" style:family="paragraph" style:parent-style-name="Standard">
      <style:text-properties fo:language="en" fo:country="US" officeooo:rsid="00044927" officeooo:paragraph-rsid="00044927"/>
    </style:style>
    <style:style style:name="P5" style:family="paragraph" style:parent-style-name="Standard">
      <style:text-properties fo:language="en" fo:country="US" officeooo:rsid="0007f181" officeooo:paragraph-rsid="0007f181"/>
    </style:style>
    <style:style style:name="P6" style:family="paragraph" style:parent-style-name="Standard">
      <style:text-properties fo:language="en" fo:country="US" officeooo:rsid="0007f7fd" officeooo:paragraph-rsid="0007f7fd"/>
    </style:style>
    <style:style style:name="P7" style:family="paragraph" style:parent-style-name="Standard">
      <style:text-properties fo:language="ru" fo:country="RU" officeooo:rsid="00044927" officeooo:paragraph-rsid="00044927"/>
    </style:style>
    <style:style style:name="P8" style:family="paragraph" style:parent-style-name="Standard">
      <style:text-properties fo:language="ru" fo:country="RU" officeooo:rsid="0007f7fd" officeooo:paragraph-rsid="0007f7fd"/>
    </style:style>
    <style:style style:name="P9" style:family="paragraph" style:parent-style-name="Standard">
      <style:text-properties officeooo:rsid="0007f7fd" officeooo:paragraph-rsid="0007f7f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f181"/>
    </style:style>
    <style:style style:name="T3" style:family="text">
      <style:text-properties fo:language="ru" fo:country="RU" officeooo:rsid="0007f7f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7f181"/>
    </style:style>
    <style:style style:name="T6" style:family="text">
      <style:text-properties fo:language="en" fo:country="US" officeooo:rsid="0007f7fd"/>
    </style:style>
    <style:style style:name="T7" style:family="text">
      <style:text-properties fo:language="en" fo:country="US" officeooo:rsid="0009b148"/>
    </style:style>
    <style:style style:name="T8" style:family="text">
      <style:text-properties officeooo:rsid="0007f181"/>
    </style:style>
    <style:style style:name="T9" style:family="text">
      <style:text-properties officeooo:rsid="0009b1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ступные элементы контекста:</text:p>
      <text:p text:style-name="P1">me - танк игрока, <text:span text:style-name="T3">объект типа юнит</text:span></text:p>
      <text:p text:style-name="P1">enemies – <text:span text:style-name="T5">list </text:span>враг<text:span text:style-name="T2">ов, </text:span><text:span text:style-name="T3">объектов типа юнит</text:span></text:p>
      <text:p text:style-name="P1">map - игровая карта</text:p>
      <text:p text:style-name="P1">game - текущий режим игры</text:p>
      <text:p text:style-name="P1">level - текущий уровень</text:p>
      <text:p text:style-name="P1">bonus - текущий бонус</text:p>
      <text:p text:style-name="P1"/>
      <text:p text:style-name="P1">Доступные параметры <text:span text:style-name="T3">объектов типа юнит</text:span></text:p>
      <text:p text:style-name="P1">position – <text:span text:style-name="T3">текущая позиция, возвращает вектор </text:span>[x;y], <text:span text:style-name="T3">для задания используется метод </text:span><text:span text:style-name="T6">set(vec)</text:span></text:p>
      <text:p text:style-name="P3">health – <text:span text:style-name="T3">здоровье, тип величина</text:span></text:p>
      <text:p text:style-name="P3">armor – <text:span text:style-name="T3">броня, тип величина</text:span></text:p>
      <text:p text:style-name="P3"><text:span text:style-name="T3"/></text:p>
      <text:p text:style-name="P9"><text:span text:style-name="T1">Доступные параметры объектов типа величина</text:span></text:p>
      <text:p text:style-name="P3"><text:span text:style-name="T6">value – </text:span><text:span text:style-name="T3">значение(</text:span><text:span text:style-name="T6">num)</text:span></text:p>
      <text:p text:style-name="P3"><text:span text:style-name="T6">add – </text:span><text:span text:style-name="T3">добавить(параметр </text:span><text:span text:style-name="T6">num)</text:span></text:p>
      <text:p text:style-name="P3"><text:span text:style-name="T6">sub – </text:span><text:span text:style-name="T3">отнять(параметр </text:span><text:span text:style-name="T6">num)</text:span></text:p>
      <text:p text:style-name="P1"/>
      <text:p text:style-name="P1"/>
      <text:p text:style-name="P5">material = {terra,water,brick,armor,ice,wood}</text:p>
      <text:p text:style-name="P1">map.at(x,y) – material</text:p>
      <text:p text:style-name="P5">map.at(x,y,width,height) – list material</text:p>
      <text:p text:style-name="P1">game = {play, pause, win, lose}</text:p>
      <text:p text:style-name="P1">level.name</text:p>
      <text:p text:style-name="P1">bonus.type</text:p>
      <text:p text:style-name="P1"/>
      <text:p text:style-name="P1">Условия:</text:p>
      <text:p text:style-name="P1">&gt;,&lt;,<text:span text:style-name="T6">&gt;=,&lt;=,</text:span>==,!=, isnull, notnull</text:p>
      <text:p text:style-name="P1"/>
      <text:p text:style-name="P1">Функции:</text:p>
      <text:p text:style-name="P1">message(text),</text:p>
      <text:p text:style-name="P1">win,</text:p>
      <text:p text:style-name="P1">lose</text:p>
      <text:p text:style-name="P1"/>
      <text:p text:style-name="P1">Типы данных:</text:p>
      <text:p text:style-name="P6">unit – <text:span text:style-name="T1">юнит, создается как </text:span>unit name = [x;y] <text:span text:style-name="T1">создает в заданном месте</text:span></text:p>
      <text:p text:style-name="P1">num – число, <text:span text:style-name="T5">num n = 2.5</text:span></text:p>
      <text:p text:style-name="P1">text – строка, <text:span text:style-name="T2">задается с помощью </text:span><text:span text:style-name="T5">', text t = 'abc'</text:span></text:p>
      <text:p text:style-name="P1">vec - вектор чисел из двух компонент, <text:span text:style-name="T5">vec v = [1;2], </text:span><text:span text:style-name="T2">обращение через </text:span><text:span text:style-name="T5">at(0) </text:span><text:span text:style-name="T2">или </text:span><text:span text:style-name="T5">at(1)</text:span></text:p>
      <text:p text:style-name="P2">list - список любого типа данных, <text:span text:style-name="T2">имеет методы </text:span><text:span text:style-name="T5">foreach</text:span><text:span text:style-name="T2">, </text:span><text:span text:style-name="T4">count</text:span><text:span text:style-name="T2">, </text:span><text:span text:style-name="T5">at(i),</text:span><text:span text:style-name="T7">add</text:span><text:span text:style-name="T5"> </text:span><text:span text:style-name="T3">создание через </text:span><text:span text:style-name="T6">= {element1, element2, ...}</text:span></text:p>
      <text:p text:style-name="P1"/>
      <text:p text:style-name="P1">Дополнительные операции:</text:p>
      <text:p text:style-name="P1">#test {} <text:span text:style-name="T5">#action</text:span> - данная функции проверяется всегда</text:p>
      <text:p text:style-name="P1">#testonce {} <text:span text:style-name="T5">#action</text:span> - данная функция проверяется однократно</text:p>
      <text:p text:style-name="P1"/>
      <text:p text:style-name="P7">Комментарии:</text:p>
      <text:p text:style-name="P7">%</text:p>
      <text:p text:style-name="P1"/>
      <text:p text:style-name="P7">Пример сценария:</text:p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Если вы уничтожили вражеский командный пункт, то победа</text:p>
      <text:p text:style-name="P7">Командный пункт имеет координаты 40;50, длину 5, ширину 5 и построен из кирпича</text:p>
      <text:p text:style-name="P7"/>
      <text:p text:style-name="P4">#test {</text:p>
      <text:p text:style-name="P4"><text:tab/><text:span text:style-name="T8">list</text:span> mat = map.at(40,50,<text:span text:style-name="T8">5,5</text:span>) <text:tab/></text:p>
      <text:p text:style-name="P4"><text:span text:style-name="T8"><text:tab/>mat.foreach == material.terra<text:tab/></text:span></text:p>
      <text:p text:style-name="P5">} #action {</text:p>
      <text:p text:style-name="P5"><text:tab/>text win_msg = '<text:span text:style-name="T1">Вы победили!</text:span>'</text:p>
      <text:p text:style-name="P5"><text:tab/>win</text:p>
      <text:p text:style-name="P5">}</text:p>
      <text:p text:style-name="P5"/>
      <text:p text:style-name="P8">После уничтожения вражеского юнита вам восстанавливается немного здоровья</text:p>
      <text:p text:style-name="P6">#test {</text:p>
      <text:p text:style-name="P6"><text:tab/>enemies.foreach.health == 0</text:p>
      <text:p text:style-name="P6">} #action {</text:p>
      <text:p text:style-name="P6"><text:tab/>num health_to_add = 8</text:p>
      <text:p text:style-name="P6"><text:tab/>me.health.add(health_to_add)</text:p>
      <text:p text:style-name="P6">}</text:p>
      <text:p text:style-name="P6"/>
      <text:p text:style-name="P8">После уничтожения всех врагов вы сражаетесь с боссом</text:p>
      <text:p text:style-name="P6">#test<text:span text:style-name="T9">once</text:span> {</text:p>
      <text:p text:style-name="P6"><text:tab/>enemies.count == 0</text:p>
      <text:p text:style-name="P6">} #action {</text:p>
      <text:p text:style-name="P6"><text:tab/>unit boss = [0;0]</text:p>
      <text:p text:style-name="P6"><text:tab/>boss.health=1000</text:p>
      <text:p text:style-name="P6"><text:tab/>boss.armor=50</text:p>
      <text:p text:style-name="P6"><text:tab/>ememies.<text:span text:style-name="T9">add(boss)</text:span>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6S</meta:editing-duration>
    <meta:editing-cycles>3</meta:editing-cycles>
    <meta:generator>LibreOffice/5.0.3.2$Windows_x86 LibreOffice_project/e5f16313668ac592c1bfb310f4390624e3dbfb75</meta:generator>
    <dc:date>2016-11-20T16:55:56.469000000</dc:date>
    <dc:creator>Алексей  Овчаров</dc:creator>
    <meta:document-statistic meta:table-count="0" meta:image-count="0" meta:object-count="0" meta:page-count="2" meta:paragraph-count="64" meta:word-count="265" meta:character-count="1826" meta:non-whitespace-character-count="1598"/>
    <meta:user-defined meta:name="Info 1"/>
    <meta:user-defined meta:name="Info 2"/>
    <meta:user-defined meta:name="Info 3"/>
    <meta:user-defined meta:name="Info 4"/>
  </office:meta>
</office:document-meta>
</file>